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loister Black" svg:font-family="'Cloister Black'" style:font-adornments="Light" style:font-pitch="variable"/>
    <style:font-face style:name="Times VR" svg:font-family="'Times VR'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ectHead" style:master-page-name="Body">
      <style:paragraph-properties style:page-number="auto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graphics1" text:anchor-type="as-char" svg:width="1.1972in" style:rel-width="35%" svg:height="0.8201in" style:rel-height="scale" draw:z-index="1"><draw:image xlink:href="../benedicamus%20domino.tif" xlink:type="simple" xlink:show="embed" xlink:actuate="onLoad" draw:filter-name="&lt;All formats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loister Black" svg:font-family="'Cloister Black'" style:font-adornments="Light" style:font-pitch="variable"/>
    <style:font-face style:name="Times VR" svg:font-family="'Times VR'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ubric" style:family="paragraph" style:parent-style-name="Body" style:class="extra" style:master-page-name="">
      <style:paragraph-properties fo:margin-top="0.0201in" fo:margin-bottom="0.0201in" style:page-number="auto" fo:keep-with-next="always">
        <style:tab-stops>
          <style:tab-stop style:position="4.25in" style:type="right"/>
        </style:tab-stops>
      </style:paragraph-properties>
      <style:text-properties fo:color="#ff0000" fo:font-size="8.5pt" fo:font-style="italic"/>
    </style:style>
    <style:style style:name="DropCap" style:family="paragraph" style:parent-style-name="Body" style:class="extra" style:master-page-name="">
      <style:paragraph-properties style:page-number="auto">
        <style:tab-stops/>
        <style:drop-cap style:lines="2" style:distance="0.0201in" style:style-name="DropCap"/>
      </style:paragraph-properties>
    </style:style>
    <style:style style:name="SectHead" style:family="paragraph" style:parent-style-name="Table_20_Contents">
      <style:paragraph-properties fo:margin-top="0.0299in" fo:margin-bottom="0.0299in" fo:text-align="center" style:justify-single-word="false"/>
      <style:text-properties fo:font-size="9pt" fo:font-style="italic"/>
    </style:style>
    <style:style style:name="Body" style:family="paragraph" style:parent-style-name="Table_20_Contents" style:master-page-name="">
      <style:paragraph-properties fo:hyphenation-ladder-count="no-limit" style:page-number="auto" fo:background-color="transparent" style:shadow="none">
        <style:tab-stops>
          <style:tab-stop style:position="3.4in" style:type="right"/>
        </style:tab-stops>
        <style:background-image/>
      </style:paragraph-properties>
      <style:text-properties fo:font-size="8.5pt" fo:hyphenate="true" fo:hyphenation-remain-char-count="2" fo:hyphenation-push-char-count="2"/>
    </style:style>
    <style:style style:name="MajorHead" style:family="paragraph" style:parent-style-name="Body" style:master-page-name="">
      <style:paragraph-properties fo:margin-top="0.0402in" fo:margin-bottom="0.0402in" fo:text-align="center" style:justify-single-word="false" fo:hyphenation-ladder-count="no-limit" style:page-number="auto" fo:keep-with-next="always"/>
      <style:text-properties fo:font-variant="normal" fo:text-transform="none" style:font-name="Cloister Black" fo:font-size="18pt" style:text-underline-style="none" fo:font-weight="250" style:font-weight-asian="bold" style:font-weight-complex="bold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inorHead" style:family="paragraph" style:parent-style-name="MajorHead" style:next-style-name="Rubric" style:master-page-name="">
      <style:paragraph-properties fo:margin-top="0.0299in" fo:margin-bottom="0.0299in" style:page-number="auto" fo:keep-with-next="always"/>
      <style:text-properties style:font-name="Times New Roman1" fo:font-size="10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.5598in" style:type="center"/>
          <style:tab-stop style:position="3.120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nt" style:family="paragraph" style:parent-style-name="Body">
      <style:paragraph-properties fo:margin-left="0in" fo:margin-right="0in" fo:text-indent="0.1in" style:auto-text-indent="false"/>
    </style:style>
    <style:style style:name="Spacer" style:family="paragraph" style:parent-style-name="Body" style:master-page-name="">
      <style:paragraph-properties style:page-number="auto"/>
      <style:text-properties fo:font-size="2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3.1201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3.12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2.92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2.72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2.53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2.33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2.13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1.94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1.74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1.54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1.3516in" style:type="right" style:leader-style="dotted" style:leader-text="."/>
        </style:tab-stops>
      </style:paragraph-properties>
    </style:style>
    <style:style style:name="MajorHeadNI" style:family="paragraph" style:parent-style-name="MajorHead"/>
    <style:style style:name="PsHead" style:family="paragraph" style:parent-style-name="MinorHead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ymn" style:family="paragraph" style:parent-style-name="BodySm">
      <style:text-properties fo:font-size="7.5pt"/>
    </style:style>
    <style:style style:name="BodySm" style:family="paragraph" style:parent-style-name="Body">
      <style:text-properties fo:font-size="7.5pt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PageHeader" style:family="paragraph" style:parent-style-name="Body">
      <style:paragraph-properties fo:padding="0in" fo:border-left="none" fo:border-right="none" fo:border-top="none" fo:border-bottom="0.0008in solid #000000" style:shadow="none">
        <style:tab-stops>
          <style:tab-stop style:position="4.25in" style:type="right"/>
        </style:tab-stops>
      </style:paragraph-properties>
    </style:style>
    <style:style style:name="HymnEn" style:family="paragraph" style:parent-style-name="Hymn">
      <style:paragraph-properties style:shadow="none"/>
      <style:text-properties fo:font-size="7pt"/>
    </style:style>
    <style:style style:name="VolumeHead" style:family="paragraph" style:parent-style-name="MajorHead">
      <style:text-properties fo:font-size="20pt"/>
    </style:style>
    <style:style style:name="BodyLrgCaps" style:family="paragraph" style:parent-style-name="Body">
      <style:paragraph-properties fo:margin-top="0.0402in" fo:margin-bottom="0.0402in" fo:padding="0in" fo:border="none" style:shadow="none"/>
      <style:text-properties fo:text-transform="uppercase" fo:font-size="9pt" fo:font-weight="bold" text:display="none"/>
    </style:style>
    <style:style style:name="CantHead" style:family="paragraph" style:parent-style-name="PsHead"/>
    <style:style style:name="Hymn1" style:family="paragraph" style:parent-style-name="Hymn"/>
    <style:style style:name="Hidden1" style:family="paragraph" style:parent-style-name="Body" style:list-style-name="Outline" style:master-page-name="" style:default-outline-level="1">
      <style:paragraph-properties style:page-number="auto" fo:background-color="transparent" style:shadow="none" fo:keep-with-next="always">
        <style:background-image/>
      </style:paragraph-properties>
      <style:text-properties fo:font-size="8.5pt" text:display="true"/>
    </style:style>
    <style:style style:name="Hidden2" style:family="paragraph" style:parent-style-name="Hidden1" style:list-style-name="Outline" style:master-page-name="" style:default-outline-level="2">
      <style:paragraph-properties style:page-number="auto" fo:background-color="transparent" style:shadow="none">
        <style:background-image/>
      </style:paragraph-properties>
      <style:text-properties fo:font-size="8.5pt" text:display="true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Rubric" style:family="text">
      <style:text-properties fo:color="#ff0000" fo:font-style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on_20_Rubric" style:display-name="Non Rubric" style:family="text" style:parent-style-name="Rubric">
      <style:text-properties fo:color="#000000" fo:font-style="normal" fo:font-weight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DropCap" style:family="text">
      <style:text-properties style:font-name="Cloister Black" fo:font-weight="250"/>
    </style:style>
    <style:style style:name="VR" style:family="text">
      <style:text-properties fo:color="#ff0000" style:font-name="Times V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list-style style:name="Outline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fr1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mirrored">
      <style:page-layout-properties fo:page-width="4.5in" fo:page-height="7.1299in" style:num-format="1" style:print-orientation="portrait" fo:margin-top="0.3299in" fo:margin-bottom="0.3299in" fo:margin-left="0.75in" fo:margin-right="0.32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>
        <style:header-footer-properties fo:min-height="0.0402in" fo:margin-left="0in" fo:margin-right="0in" fo:margin-top="0in" style:dynamic-spacing="false"/>
      </style:footer-style>
    </style:page-layout>
    <style:page-layout style:name="pm3" style:page-usage="mirrored">
      <style:page-layout-properties fo:page-width="4.5in" fo:page-height="7.1299in" style:num-format="i" style:print-orientation="portrait" fo:margin-top="0.3299in" fo:margin-bottom="0.3299in" fo:margin-left="0.75in" fo:margin-right="0.32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/>
    </style:page-layout>
    <style:page-layout style:name="pm4">
      <style:page-layout-properties fo:page-width="4.25in" fo:page-height="6.879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5" style:page-usage="right">
      <style:page-layout-properties fo:page-width="4.5in" fo:page-height="7.1299in" style:num-format="1" style:print-orientation="portrait" fo:margin-top="0.3299in" fo:margin-bottom="0.3299in" fo:margin-left="0.75in" fo:margin-right="0.32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4.25in" fo:page-height="6.879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7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Body" style:page-layout-name="pm2">
      <style:header>
        <text:p text:style-name="PageHeader"><text:tab/><text:page-number text:select-page="current">1</text:page-number></text:p>
      </style:header>
      <style:header-left>
        <text:p text:style-name="PageHeader"><text:page-number text:select-page="current">1</text:page-number></text:p>
      </style:header-left>
      <style:footer>
        <text:p text:style-name="Spacer"><draw:frame draw:style-name="fr1" draw:name="Frame2" text:anchor-type="paragraph" svg:y="-0.2in" fo:min-width="0.1402in" draw:z-index="0"><draw:text-box fo:min-height="0.1402in"><text:p text:style-name="Body"><text:chapter text:display="name" text:outline-level="2"/></text:p></draw:text-box></draw:frame></text:p>
      </style:footer>
      <style:footer-left>
        <text:p text:style-name="Spacer"><draw:frame draw:style-name="fr2" draw:name="Frame1" text:anchor-type="paragraph" svg:y="-0.2in" fo:min-width="0.1402in" draw:z-index="0"><draw:text-box fo:min-height="0.0201in"><text:p text:style-name="Body"><text:chapter text:display="name" text:outline-level="1"/></text:p></draw:text-box></draw:frame></text:p>
      </style:footer-left>
    </style:master-page>
    <style:master-page style:name="Intro" style:page-layout-name="pm3">
      <style:header>
        <text:p text:style-name="PageHeader"><text:tab/><text:page-number text:select-page="current">1</text:page-number></text:p>
      </style:header>
      <style:header-left>
        <text:p text:style-name="PageHeader"><text:page-number text:select-page="current">1</text:page-number></text:p>
      </style:header-left>
    </style:master-page>
    <style:master-page style:name="Footnote" style:page-layout-name="pm4"/>
    <style:master-page style:name="Endnote" style:page-layout-name="pm4"/>
    <style:master-page style:name="Header_20_Page" style:display-name="Header Page" style:page-layout-name="pm5"/>
    <style:master-page style:name="Index" style:page-layout-name="pm6"/>
    <style:master-page style:name="Right_20_Page" style:display-name="Right Page" style:page-layout-name="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David Siefker</meta:initial-creator>
    <meta:creation-date>2008-02-18T04:46:09</meta:creation-date>
    <dc:creator>David Siefker</dc:creator>
    <dc:date>2008-03-10T04:31:58</dc:date>
    <meta:editing-cycles>5</meta:editing-cycles>
    <meta:editing-duration>PT2M55S</meta:editing-duration>
    <meta:template xlink:type="simple" xlink:actuate="onRequest" xlink:href="/C:/Documents%20and%20Settings/Owner/Application%20Data/OpenOffice.org2/user/template/Breviary.ott" xlink:title="Breviary" meta:date="2008-03-08T20:53:50"/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7" meta:word-count="0" meta:character-count="9"/>
  </office:meta>
</office:document-meta>
</file>